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3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4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1 </text:span></text:p>
          </draw:text-box>
        </draw:frame>
        <draw:frame draw:style-name="gr1" draw:text-style-name="P2" draw:layer="layout" svg:width="7.677cm" svg:height="0.471cm" svg:x="7.101cm" svg:y="6.791cm">
          <draw:text-box>
            <text:p text:style-name="P1"><text:span text:style-name="T1">The Global Impacts of Artificial Intelligence </text:span></text:p>
          </draw:text-box>
        </draw:frame>
        <draw:frame draw:style-name="gr1" draw:text-style-name="P2" draw:layer="layout" svg:width="2.584cm" svg:height="0.471cm" svg:x="9.556cm" svg:y="7.764cm">
          <draw:text-box>
            <text:p text:style-name="P1"><text:span text:style-name="T1">Sean Bachiller </text:span></text:p>
          </draw:text-box>
        </draw:frame>
        <draw:frame draw:style-name="gr1" draw:text-style-name="P2" draw:layer="layout" svg:width="2.013cm" svg:height="0.471cm" svg:x="9.844cm" svg:y="8.739cm">
          <draw:text-box>
            <text:p text:style-name="P1"><text:span text:style-name="T1">100710946 </text:span></text:p>
          </draw:text-box>
        </draw:frame>
        <draw:frame draw:style-name="gr1" draw:text-style-name="P2" draw:layer="layout" svg:width="5.92cm" svg:height="0.471cm" svg:x="7.897cm" svg:y="9.713cm">
          <draw:text-box>
            <text:p text:style-name="P1"><text:span text:style-name="T1">Instructor: Professor Lon Appleby </text:span></text:p>
          </draw:text-box>
        </draw:frame>
        <draw:frame draw:style-name="gr1" draw:text-style-name="P2" draw:layer="layout" svg:width="3.528cm" svg:height="0.471cm" svg:x="9.095cm" svg:y="10.686cm">
          <draw:text-box>
            <text:p text:style-name="P1"><text:span text:style-name="T1">Humanity’s Destiny </text:span></text:p>
          </draw:text-box>
        </draw:frame>
        <draw:frame draw:style-name="gr1" draw:text-style-name="P2" draw:layer="layout" svg:width="2.915cm" svg:height="0.471cm" svg:x="9.391cm" svg:y="11.66cm">
          <draw:text-box>
            <text:p text:style-name="P1"><text:span text:style-name="T1">Durham College </text:span></text:p>
          </draw:text-box>
        </draw:frame>
        <draw:frame draw:style-name="gr1" draw:text-style-name="P2" draw:layer="layout" svg:width="0.422cm" svg:height="0.471cm" svg:x="10.797cm" svg:y="12.6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3.6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4.5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5.5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6.5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7.5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8.4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9.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0.4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1.3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2.3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3.34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2 </text:span></text:p>
          </draw:text-box>
        </draw:frame>
        <draw:frame draw:style-name="gr1" draw:text-style-name="P2" draw:layer="layout" svg:width="2.301cm" svg:height="0.497cm" svg:x="3.811cm" svg:y="2.542cm">
          <draw:text-box>
            <text:p text:style-name="P1"><text:span text:style-name="T2">Contents </text:span></text:p>
          </draw:text-box>
        </draw:frame>
        <draw:frame draw:style-name="gr1" draw:text-style-name="P2" draw:layer="layout" svg:width="15.509cm" svg:height="0.471cm" svg:x="3.811cm" svg:y="3.531cm">
          <draw:text-box>
            <text:p text:style-name="P1"><text:span text:style-name="T1">The Global Impacts of Artificial Intelligence ....................................................................... 3</text:span></text:p>
          </draw:text-box>
        </draw:frame>
        <draw:frame draw:style-name="gr2" draw:text-style-name="P3" draw:layer="layout" svg:width="0.388cm" svg:height="0.433cm" svg:x="19.037cm" svg:y="3.5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8cm" svg:height="0.471cm" svg:x="3.811cm" svg:y="4.682cm">
          <draw:text-box>
            <text:p text:style-name="P1"><text:span text:style-name="T1">Machine Learning ............................................................................................................... 3</text:span></text:p>
          </draw:text-box>
        </draw:frame>
        <draw:frame draw:style-name="gr2" draw:text-style-name="P3" draw:layer="layout" svg:width="0.388cm" svg:height="0.433cm" svg:x="19.037cm" svg:y="4.7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3cm" svg:height="0.471cm" svg:x="3.811cm" svg:y="5.83cm">
          <draw:text-box>
            <text:p text:style-name="P1"><text:span text:style-name="T1">How do we deal with change? ............................................................................................ 4</text:span></text:p>
          </draw:text-box>
        </draw:frame>
        <draw:frame draw:style-name="gr2" draw:text-style-name="P3" draw:layer="layout" svg:width="0.388cm" svg:height="0.433cm" svg:x="19.037cm" svg:y="5.8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7cm" svg:height="0.471cm" svg:x="3.811cm" svg:y="6.981cm">
          <draw:text-box>
            <text:p text:style-name="P1"><text:span text:style-name="T1">How can we manage fear? .................................................................................................. 5</text:span></text:p>
          </draw:text-box>
        </draw:frame>
        <draw:frame draw:style-name="gr2" draw:text-style-name="P3" draw:layer="layout" svg:width="0.388cm" svg:height="0.433cm" svg:x="19.037cm" svg:y="7.0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72cm" svg:height="0.471cm" svg:x="3.811cm" svg:y="8.133cm">
          <draw:text-box>
            <text:p text:style-name="P1"><text:span text:style-name="T1">Sustainability and Artificial Intelligence ............................................................................ 5</text:span></text:p>
          </draw:text-box>
        </draw:frame>
        <draw:frame draw:style-name="gr2" draw:text-style-name="P3" draw:layer="layout" svg:width="0.388cm" svg:height="0.433cm" svg:x="19.037cm" svg:y="8.1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67cm" svg:height="0.471cm" svg:x="3.811cm" svg:y="9.281cm">
          <draw:text-box>
            <text:p text:style-name="P1"><text:span text:style-name="T1">Conclusion .......................................................................................................................... 6</text:span></text:p>
          </draw:text-box>
        </draw:frame>
        <draw:frame draw:style-name="gr2" draw:text-style-name="P3" draw:layer="layout" svg:width="0.388cm" svg:height="0.433cm" svg:x="19.037cm" svg:y="9.3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314cm" svg:height="0.471cm" svg:x="3.811cm" svg:y="10.432cm">
          <draw:text-box>
            <text:p text:style-name="P1"><text:span text:style-name="T1">References ........................................................................................................................... 7</text:span></text:p>
          </draw:text-box>
        </draw:frame>
        <draw:frame draw:style-name="gr2" draw:text-style-name="P3" draw:layer="layout" svg:width="0.388cm" svg:height="0.433cm" svg:x="19.037cm" svg:y="10.4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1.5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2.5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3.5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4.5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5.4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6.4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7.4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8.3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9.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0.344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 </text:span><text:span text:style-name="T1">1</text:span><text:span text:style-name="T1">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3</text:span><text:span text:style-name="T1"> </text:span></text:p>
          </draw:text-box>
        </draw:frame>
        <draw:frame draw:style-name="gr1" draw:text-style-name="P2" draw:layer="layout" svg:width="7.512cm" svg:height="0.471cm" svg:x="7.101cm" svg:y="2.55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 </text:span><text:span text:style-name="T1">I</text:span><text:span text:style-name="T1">m</text:span><text:span text:style-name="T1">p</text:span><text:span text:style-name="T1">a</text:span><text:span text:style-name="T1">c</text:span><text:span text:style-name="T1">t </text:span><text:span text:style-name="T1">o</text:span><text:span text:style-name="T1">f</text:span><text:span text:style-name="T1"> </text:span><text:span text:style-name="T1">A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l</text:span><text:span text:style-name="T1">l</text:span><text:span text:style-name="T1">i</text:span><text:span text:style-name="T1">g</text:span><text:span text:style-name="T1">e</text:span><text:span text:style-name="T1">n</text:span><text:span text:style-name="T1">c</text:span><text:span text:style-name="T1">e</text:span><text:span text:style-name="T1"> </text:span></text:p>
          </draw:text-box>
        </draw:frame>
        <draw:frame draw:style-name="gr1" draw:text-style-name="P2" draw:layer="layout" svg:width="14.34cm" svg:height="0.471cm" svg:x="3.811cm" svg:y="3.531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 </text:span><text:span text:style-name="T1">w</text:span><text:span text:style-name="T1">i</text:span><text:span text:style-name="T1">l</text:span><text:span text:style-name="T1">l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 </text:span><text:span text:style-name="T1">m</text:span><text:span text:style-name="T1">y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d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s</text:span><text:span text:style-name="T1"> </text:span><text:span text:style-name="T1">m</text:span><text:span text:style-name="T1">a</text:span><text:span text:style-name="T1">d</text:span><text:span text:style-name="T1">e</text:span><text:span text:style-name="T1"> </text:span><text:span text:style-name="T1">b</text:span><text:span text:style-name="T1">y</text:span><text:span text:style-name="T1"> </text:span><text:span text:style-name="T1">A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/text:p>
          </draw:text-box>
        </draw:frame>
        <draw:frame draw:style-name="gr1" draw:text-style-name="P2" draw:layer="layout" svg:width="10.416cm" svg:height="0.471cm" svg:x="2.541cm" svg:y="4.505cm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l</text:span><text:span text:style-name="T1">l</text:span><text:span text:style-name="T1">i</text:span><text:span text:style-name="T1">g</text:span><text:span text:style-name="T1">e</text:span><text:span text:style-name="T1">n</text:span><text:span text:style-name="T1">c</text:span><text:span text:style-name="T1">e</text:span><text:span text:style-name="T1">, </text:span><text:span text:style-name="T1">a</text:span><text:span text:style-name="T1">n</text:span><text:span text:style-name="T1">d</text:span><text:span text:style-name="T1"> </text:span><text:span text:style-name="T1">h</text:span><text:span text:style-name="T1">o</text:span><text:span text:style-name="T1">w</text:span><text:span text:style-name="T1"> </text:span><text:span text:style-name="T1">i</text:span><text:span text:style-name="T1">t </text:span><text:span text:style-name="T1">i</text:span><text:span text:style-name="T1">s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u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f</text:span><text:span text:style-name="T1"> </text:span><text:span text:style-name="T1">o</text:span><text:span text:style-name="T1">u</text:span><text:span text:style-name="T1">r</text:span><text:span text:style-name="T1"> </text:span><text:span text:style-name="T1">s</text:span><text:span text:style-name="T1">o</text:span><text:span text:style-name="T1">c</text:span><text:span text:style-name="T1">i</text:span><text:span text:style-name="T1">e</text:span><text:span text:style-name="T1">t</text:span><text:span text:style-name="T1">y</text:span><text:span text:style-name="T1">. </text:span></text:p>
          </draw:text-box>
        </draw:frame>
        <draw:frame draw:style-name="gr1" draw:text-style-name="P2" draw:layer="layout" svg:width="0.422cm" svg:height="0.471cm" svg:x="2.541cm" svg:y="5.4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247cm" svg:height="0.471cm" svg:x="3.811cm" svg:y="6.452cm">
          <draw:text-box>
            <text:p text:style-name="P1"><text:span text:style-name="T1">A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i</text:span><text:span text:style-name="T1">a</text:span><text:span text:style-name="T1">l </text:span><text:span text:style-name="T1">I</text:span><text:span text:style-name="T1">n</text:span><text:span text:style-name="T1">t</text:span><text:span text:style-name="T1">e</text:span><text:span text:style-name="T1">l</text:span><text:span text:style-name="T1">l</text:span><text:span text:style-name="T1">i</text:span><text:span text:style-name="T1">g</text:span><text:span text:style-name="T1">e</text:span><text:span text:style-name="T1">n</text:span><text:span text:style-name="T1">c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b</text:span><text:span text:style-name="T1">r</text:span><text:span text:style-name="T1">a</text:span><text:span text:style-name="T1">n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 </text:span><text:span text:style-name="T1">t</text:span><text:span text:style-name="T1">h</text:span><text:span text:style-name="T1">a</text:span><text:span text:style-name="T1">t </text:span><text:span text:style-name="T1">a</text:span><text:span text:style-name="T1">i</text:span><text:span text:style-name="T1">m</text:span><text:span text:style-name="T1">s</text:span><text:span text:style-name="T1"> </text:span><text:span text:style-name="T1">t</text:span><text:span text:style-name="T1">o</text:span><text:span text:style-name="T1"> </text:span><text:span text:style-name="T1">m</text:span><text:span text:style-name="T1">i</text:span><text:span text:style-name="T1">m</text:span><text:span text:style-name="T1">i</text:span><text:span text:style-name="T1">c</text:span><text:span text:style-name="T1"> </text:span><text:span text:style-name="T1">h</text:span><text:span text:style-name="T1">u</text:span><text:span text:style-name="T1">m</text:span><text:span text:style-name="T1">a</text:span><text:span text:style-name="T1">n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/text:p>
          </draw:text-box>
        </draw:frame>
        <draw:frame draw:style-name="gr1" draw:text-style-name="P2" draw:layer="layout" svg:width="15.729cm" svg:height="0.471cm" svg:x="2.541cm" svg:y="7.426cm">
          <draw:text-box>
            <text:p text:style-name="P1"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h</text:span><text:span text:style-name="T1">u</text:span><text:span text:style-name="T1">m</text:span><text:span text:style-name="T1">a</text:span><text:span text:style-name="T1">n</text:span><text:span text:style-name="T1"> </text:span><text:span text:style-name="T1">t</text:span><text:span text:style-name="T1">a</text:span><text:span text:style-name="T1">s</text:span><text:span text:style-name="T1">k</text:span><text:span text:style-name="T1">s</text:span><text:span text:style-name="T1">. </text:span><text:span text:style-name="T1">(</text:span><text:span text:style-name="T1">F</text:span><text:span text:style-name="T1">r</text:span><text:span text:style-name="T1">a</text:span><text:span text:style-name="T1">n</text:span><text:span text:style-name="T1">k</text:span><text:span text:style-name="T1">e</text:span><text:span text:style-name="T1">n</text:span><text:span text:style-name="T1">f</text:span><text:span text:style-name="T1">i</text:span><text:span text:style-name="T1">e</text:span><text:span text:style-name="T1">l</text:span><text:span text:style-name="T1">d</text:span><text:span text:style-name="T1">, </text:span><text:span text:style-name="T1">2</text:span><text:span text:style-name="T1">0</text:span><text:span text:style-name="T1">2</text:span><text:span text:style-name="T1">1</text:span><text:span text:style-name="T1">)</text:span><text:span text:style-name="T1"> </text:span><text:span text:style-name="T1">I</text:span><text:span text:style-name="T1">n</text:span><text:span text:style-name="T1"> </text:span><text:span text:style-name="T1">H</text:span><text:span text:style-name="T1">u</text:span><text:span text:style-name="T1">m</text:span><text:span text:style-name="T1">a</text:span><text:span text:style-name="T1">n</text:span><text:span text:style-name="T1">i</text:span><text:span text:style-name="T1">t</text:span><text:span text:style-name="T1">y</text:span><text:span text:style-name="T1">’</text:span><text:span text:style-name="T1">s</text:span><text:span text:style-name="T1"> </text:span><text:span text:style-name="T1">D</text:span><text:span text:style-name="T1">e</text:span><text:span text:style-name="T1">s</text:span><text:span text:style-name="T1">t</text:span><text:span text:style-name="T1">i</text:span><text:span text:style-name="T1">n</text:span><text:span text:style-name="T1">y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, </text:span></text:p>
          </draw:text-box>
        </draw:frame>
        <draw:frame draw:style-name="gr1" draw:text-style-name="P2" draw:layer="layout" svg:width="16.19cm" svg:height="0.471cm" svg:x="2.541cm" svg:y="8.4cm">
          <draw:text-box>
            <text:p text:style-name="P1"><text:span text:style-name="T1">P</text:span><text:span text:style-name="T1">r</text:span><text:span text:style-name="T1">o</text:span><text:span text:style-name="T1">f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L</text:span><text:span text:style-name="T1">o</text:span><text:span text:style-name="T1">n</text:span><text:span text:style-name="T1"> </text:span><text:span text:style-name="T1">A</text:span><text:span text:style-name="T1">p</text:span><text:span text:style-name="T1">p</text:span><text:span text:style-name="T1">l</text:span><text:span text:style-name="T1">e</text:span><text:span text:style-name="T1">b</text:span><text:span text:style-name="T1">y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t </text:span><text:span text:style-name="T1">t</text:span><text:span text:style-name="T1">h</text:span><text:span text:style-name="T1">e</text:span><text:span text:style-name="T1"> </text:span><text:span text:style-name="T1">e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 </text:span><text:span text:style-name="T1">c</text:span><text:span text:style-name="T1">a</text:span><text:span text:style-name="T1">n</text:span><text:span text:style-name="T1">n</text:span><text:span text:style-name="T1">o</text:span><text:span text:style-name="T1">t </text:span><text:span text:style-name="T1">b</text:span><text:span text:style-name="T1">e</text:span><text:span text:style-name="T1"> </text:span><text:span text:style-name="T1">s</text:span><text:span text:style-name="T1">t</text:span><text:span text:style-name="T1">o</text:span><text:span text:style-name="T1">p</text:span><text:span text:style-name="T1">p</text:span><text:span text:style-name="T1">e</text:span><text:span text:style-name="T1">d</text:span><text:span text:style-name="T1">,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 </text:span><text:span text:style-name="T1">t</text:span><text:span text:style-name="T1">o</text:span><text:span text:style-name="T1"> </text:span><text:span text:style-name="T1">h</text:span><text:span text:style-name="T1">o</text:span><text:span text:style-name="T1">w</text:span><text:span text:style-name="T1"> </text:span></text:p>
          </draw:text-box>
        </draw:frame>
        <draw:frame draw:style-name="gr1" draw:text-style-name="P2" draw:layer="layout" svg:width="14.167cm" svg:height="0.471cm" svg:x="2.541cm" svg:y="9.374cm">
          <draw:text-box>
            <text:p text:style-name="P1"><text:span text:style-name="T1">the biggest </text:span><text:span text:style-name="T1">force </text:span><text:span text:style-name="T1">humans </text:span><text:span text:style-name="T1">contend with </text:span><text:span text:style-name="T1">is evolution. </text:span><text:span text:style-name="T1">How do we </text:span><text:span text:style-name="T1">deal with the </text:span><text:span text:style-name="T1">rapid </text:span></text:p>
          </draw:text-box>
        </draw:frame>
        <draw:frame draw:style-name="gr1" draw:text-style-name="P2" draw:layer="layout" svg:width="16.529cm" svg:height="0.471cm" svg:x="2.541cm" svg:y="10.348cm">
          <draw:text-box>
            <text:p text:style-name="P1"><text:span text:style-name="T1">tr</text:span><text:span text:style-name="T1">a</text:span><text:span text:style-name="T1">n</text:span><text:span text:style-name="T1">sf</text:span><text:span text:style-name="T1">o</text:span><text:span text:style-name="T1">r</text:span><text:span text:style-name="T1">m</text:span><text:span text:style-name="T1">at</text:span><text:span text:style-name="T1">io</text:span><text:span text:style-name="T1">n </text:span><text:span text:style-name="T1">o</text:span><text:span text:style-name="T1">f </text:span><text:span text:style-name="T1">s</text:span><text:span text:style-name="T1">o</text:span><text:span text:style-name="T1">ci</text:span><text:span text:style-name="T1">et</text:span><text:span text:style-name="T1">y </text:span><text:span text:style-name="T1">c</text:span><text:span text:style-name="T1">a</text:span><text:span text:style-name="T1">u</text:span><text:span text:style-name="T1">s</text:span><text:span text:style-name="T1">e</text:span><text:span text:style-name="T1">d </text:span><text:span text:style-name="T1">b</text:span><text:span text:style-name="T1">y </text:span><text:span text:style-name="T1">A</text:span><text:span text:style-name="T1">I? </text:span><text:span text:style-name="T1">A</text:span><text:span text:style-name="T1">re </text:span><text:span text:style-name="T1">w</text:span><text:span text:style-name="T1">e </text:span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text:span text:style-name="T1">d </text:span><text:span text:style-name="T1">to </text:span><text:span text:style-name="T1">fe</text:span><text:span text:style-name="T1">ar </text:span><text:span text:style-name="T1">th</text:span><text:span text:style-name="T1">e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, </text:span><text:span text:style-name="T1">o</text:span><text:span text:style-name="T1">r </text:span><text:span text:style-name="T1">c</text:span><text:span text:style-name="T1">a</text:span><text:span text:style-name="T1">n </text:span><text:span text:style-name="T1">w</text:span><text:span text:style-name="T1">e </text:span><text:span text:style-name="T1">ut</text:span><text:span text:style-name="T1">ili</text:span><text:span text:style-name="T1">z</text:span><text:span text:style-name="T1">e </text:span><text:span text:style-name="T1">it </text:span></text:p>
          </draw:text-box>
        </draw:frame>
        <draw:frame draw:style-name="gr1" draw:text-style-name="P2" draw:layer="layout" svg:width="16.432cm" svg:height="0.471cm" svg:x="2.541cm" svg:y="11.321cm">
          <draw:text-box>
            <text:p text:style-name="P1"><text:span text:style-name="T1">to our advantage? </text:span><text:span text:style-name="T1">And most </text:span><text:span text:style-name="T1">importantly, what </text:span><text:span text:style-name="T1">is the relationship </text:span><text:span text:style-name="T1">between AI and </text:span><text:span text:style-name="T1">environmental </text:span></text:p>
          </draw:text-box>
        </draw:frame>
        <draw:frame draw:style-name="gr1" draw:text-style-name="P2" draw:layer="layout" svg:width="7.249cm" svg:height="0.471cm" svg:x="2.541cm" svg:y="12.295cm">
          <draw:text-box>
            <text:p text:style-name="P1"><text:span text:style-name="T1">sustainability and how can we improve it? </text:span></text:p>
          </draw:text-box>
        </draw:frame>
        <draw:frame draw:style-name="gr1" draw:text-style-name="P2" draw:layer="layout" svg:width="4.388cm" svg:height="0.497cm" svg:x="9.12cm" svg:y="13.253cm">
          <draw:text-box>
            <text:p text:style-name="P1"><text:span text:style-name="T2">Machine Learning </text:span></text:p>
          </draw:text-box>
        </draw:frame>
        <draw:frame draw:style-name="gr1" draw:text-style-name="P2" draw:layer="layout" svg:width="15.018cm" svg:height="0.471cm" svg:x="3.811cm" svg:y="14.243cm">
          <draw:text-box>
            <text:p text:style-name="P1"><text:span text:style-name="T1">To delve in deeper into these questions, we must understand Artificial Intelligence. AI’s </text:span></text:p>
          </draw:text-box>
        </draw:frame>
        <draw:frame draw:style-name="gr1" draw:text-style-name="P2" draw:layer="layout" svg:width="16.186cm" svg:height="0.471cm" svg:x="2.541cm" svg:y="15.217cm">
          <draw:text-box>
            <text:p text:style-name="P1"><text:span text:style-name="T1">fundamental purpose is to learn. A machine’s learning process is comparable to a human brain. </text:span></text:p>
          </draw:text-box>
        </draw:frame>
        <draw:frame draw:style-name="gr1" draw:text-style-name="P2" draw:layer="layout" svg:width="15.775cm" svg:height="0.471cm" svg:x="2.541cm" svg:y="16.19cm">
          <draw:text-box>
            <text:p text:style-name="P1"><text:span text:style-name="T1">(Rajnoch, 2017) Machine learning is a process executed by a program that aims to learn as it </text:span></text:p>
          </draw:text-box>
        </draw:frame>
        <draw:frame draw:style-name="gr1" draw:text-style-name="P2" draw:layer="layout" svg:width="16.368cm" svg:height="0.471cm" svg:x="2.541cm" svg:y="17.164cm">
          <draw:text-box>
            <text:p text:style-name="P1"><text:span text:style-name="T1">operates without human intervention. (IBM, 2020) Similar to the human brain, AI is made up of </text:span></text:p>
          </draw:text-box>
        </draw:frame>
        <draw:frame draw:style-name="gr1" draw:text-style-name="P2" draw:layer="layout" svg:width="16.537cm" svg:height="0.471cm" svg:x="2.541cm" svg:y="18.138cm">
          <draw:text-box>
            <text:p text:style-name="P1"><text:span text:style-name="T1">layers and connections. This network of connections is called the deep neural network. (Rajnoch, </text:span></text:p>
          </draw:text-box>
        </draw:frame>
        <draw:frame draw:style-name="gr1" draw:text-style-name="P2" draw:layer="layout" svg:width="16.542cm" svg:height="0.471cm" svg:x="2.541cm" svg:y="19.111cm">
          <draw:text-box>
            <text:p text:style-name="P1"><text:span text:style-name="T1">2017) This neural network consists of everything a machine is programmed to learn from a set of </text:span></text:p>
          </draw:text-box>
        </draw:frame>
        <draw:frame draw:style-name="gr1" draw:text-style-name="P2" draw:layer="layout" svg:width="16.571cm" svg:height="0.471cm" svg:x="2.541cm" svg:y="20.085cm">
          <draw:text-box>
            <text:p text:style-name="P1"><text:span text:style-name="T1">data that is provided. As the machine progresses and learns, it provides an output of the compiled </text:span></text:p>
          </draw:text-box>
        </draw:frame>
        <draw:frame draw:style-name="gr1" draw:text-style-name="P2" draw:layer="layout" svg:width="15.911cm" svg:height="0.471cm" svg:x="2.541cm" svg:y="21.06cm">
          <draw:text-box>
            <text:p text:style-name="P1"><text:span text:style-name="T1">knowledge. A visual automation platform called Deepomatic collaborated with Light for Life </text:span></text:p>
          </draw:text-box>
        </draw:frame>
        <draw:frame draw:style-name="gr1" draw:text-style-name="P2" draw:layer="layout" svg:width="16.631cm" svg:height="0.471cm" svg:x="2.541cm" svg:y="22.033cm">
          <draw:text-box>
            <text:p text:style-name="P1"><text:span text:style-name="T1">Technologies to develop an image recognition program that detects signs of cancer. (Deepomatic, </text:span></text:p>
          </draw:text-box>
        </draw:frame>
        <draw:frame draw:style-name="gr1" draw:text-style-name="P2" draw:layer="layout" svg:width="15.399cm" svg:height="0.471cm" svg:x="2.541cm" svg:y="23.007cm">
          <draw:text-box>
            <text:p text:style-name="P1"><text:span text:style-name="T1">n.d.) This technology analyzes microscopic tissue images and performs its own diagnoses,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4 </text:span></text:p>
          </draw:text-box>
        </draw:frame>
        <draw:frame draw:style-name="gr1" draw:text-style-name="P2" draw:layer="layout" svg:width="15.585cm" svg:height="0.471cm" svg:x="2.541cm" svg:y="2.557cm">
          <draw:text-box>
            <text:p text:style-name="P1"><text:span text:style-name="T1">proven to be as accurate as trained medical professionals. The way this technology learns is </text:span></text:p>
          </draw:text-box>
        </draw:frame>
        <draw:frame draw:style-name="gr1" draw:text-style-name="P2" draw:layer="layout" svg:width="16.199cm" svg:height="0.471cm" svg:x="2.541cm" svg:y="3.531cm">
          <draw:text-box>
            <text:p text:style-name="P1"><text:span text:style-name="T1">through a neural network. As it analyzes various images, its neural network expands. Hence, it <text:s/></text:span></text:p>
          </draw:text-box>
        </draw:frame>
        <draw:frame draw:style-name="gr1" draw:text-style-name="P2" draw:layer="layout" svg:width="16.44cm" svg:height="0.471cm" svg:x="2.541cm" svg:y="4.505cm">
          <draw:text-box>
            <text:p text:style-name="P1"><text:span text:style-name="T1">develops a better decision-making process and provides better findings. Think of it like the early </text:span></text:p>
          </draw:text-box>
        </draw:frame>
        <draw:frame draw:style-name="gr1" draw:text-style-name="P2" draw:layer="layout" svg:width="15.864cm" svg:height="0.471cm" svg:x="2.541cm" svg:y="5.478cm">
          <draw:text-box>
            <text:p text:style-name="P1"><text:span text:style-name="T1">stages of human life. As we grow older, our perspectives expand as we learn new things. The </text:span></text:p>
          </draw:text-box>
        </draw:frame>
        <draw:frame draw:style-name="gr1" draw:text-style-name="P2" draw:layer="layout" svg:width="15.949cm" svg:height="0.471cm" svg:x="2.541cm" svg:y="6.452cm">
          <draw:text-box>
            <text:p text:style-name="P1"><text:span text:style-name="T1">more we learn, the better our judgment becomes, for most people at least. Comparing it to the </text:span></text:p>
          </draw:text-box>
        </draw:frame>
        <draw:frame draw:style-name="gr1" draw:text-style-name="P2" draw:layer="layout" svg:width="16.427cm" svg:height="0.471cm" svg:x="2.541cm" svg:y="7.426cm">
          <draw:text-box>
            <text:p text:style-name="P1"><text:span text:style-name="T1">model of machine learning, programmers and engineers have developed a technology that learns </text:span></text:p>
          </draw:text-box>
        </draw:frame>
        <draw:frame draw:style-name="gr1" draw:text-style-name="P2" draw:layer="layout" svg:width="4.388cm" svg:height="0.471cm" svg:x="2.541cm" svg:y="8.4cm">
          <draw:text-box>
            <text:p text:style-name="P1"><text:span text:style-name="T1">just like a human would. <text:s/></text:span></text:p>
          </draw:text-box>
        </draw:frame>
        <draw:frame draw:style-name="gr1" draw:text-style-name="P2" draw:layer="layout" svg:width="7.233cm" svg:height="0.497cm" svg:x="8.121cm" svg:y="9.358cm">
          <draw:text-box>
            <text:p text:style-name="P1"><text:span text:style-name="T2">How do we deal with change? </text:span></text:p>
          </draw:text-box>
        </draw:frame>
        <draw:frame draw:style-name="gr1" draw:text-style-name="P2" draw:layer="layout" svg:width="15.107cm" svg:height="0.471cm" svg:x="3.811cm" svg:y="10.348cm">
          <draw:text-box>
            <text:p text:style-name="P1"><text:span text:style-name="T1">As mentioned, Professor Lon Appleby stated that the biggest force humans contend with </text:span></text:p>
          </draw:text-box>
        </draw:frame>
        <draw:frame draw:style-name="gr1" draw:text-style-name="P2" draw:layer="layout" svg:width="16.347cm" svg:height="0.471cm" svg:x="2.541cm" svg:y="11.321cm">
          <draw:text-box>
            <text:p text:style-name="P1"><text:span text:style-name="T1">is evolution. The evolution of technology will only keep on going as we humans evolve. And as </text:span></text:p>
          </draw:text-box>
        </draw:frame>
        <draw:frame draw:style-name="gr1" draw:text-style-name="P2" draw:layer="layout" svg:width="16.025cm" svg:height="0.471cm" svg:x="2.541cm" svg:y="12.295cm">
          <draw:text-box>
            <text:p text:style-name="P1"><text:span text:style-name="T1">the universe decides to make our kind extinct, technology will stay, and our ideas will live on. </text:span></text:p>
          </draw:text-box>
        </draw:frame>
        <draw:frame draw:style-name="gr1" draw:text-style-name="P2" draw:layer="layout" svg:width="15.784cm" svg:height="0.471cm" svg:x="2.541cm" svg:y="13.269cm">
          <draw:text-box>
            <text:p text:style-name="P1"><text:span text:style-name="T1">Focusing on our current situation, how do we deal with AI’s rapid growth and development? </text:span></text:p>
          </draw:text-box>
        </draw:frame>
        <draw:frame draw:style-name="gr1" draw:text-style-name="P2" draw:layer="layout" svg:width="15.293cm" svg:height="0.471cm" svg:x="2.541cm" svg:y="14.243cm">
          <draw:text-box>
            <text:p text:style-name="P1"><text:span text:style-name="T1">There will come a time when technology replaces humans in the workplace. According to </text:span></text:p>
          </draw:text-box>
        </draw:frame>
        <draw:frame draw:style-name="gr1" draw:text-style-name="P2" draw:layer="layout" svg:width="15.627cm" svg:height="0.471cm" svg:x="2.541cm" svg:y="15.217cm">
          <draw:text-box>
            <text:p text:style-name="P1"><text:span text:style-name="T1">Oxford Economics, 20 million manufacturing jobs globally will be replaced by AI by 2030. </text:span></text:p>
          </draw:text-box>
        </draw:frame>
        <draw:frame draw:style-name="gr1" draw:text-style-name="P2" draw:layer="layout" svg:width="16.199cm" svg:height="0.471cm" svg:x="2.541cm" svg:y="16.19cm">
          <draw:text-box>
            <text:p text:style-name="P1"><text:span text:style-name="T1">(BBC news, 2019) The assembly speed will be much quicker and more accurate, and there will </text:span></text:p>
          </draw:text-box>
        </draw:frame>
        <draw:frame draw:style-name="gr1" draw:text-style-name="P2" draw:layer="layout" svg:width="16.055cm" svg:height="0.471cm" svg:x="2.541cm" svg:y="17.164cm">
          <draw:text-box>
            <text:p text:style-name="P1"><text:span text:style-name="T1">be no opportunities for human error in the production. However, this results in 20 million jobs </text:span></text:p>
          </draw:text-box>
        </draw:frame>
        <draw:frame draw:style-name="gr1" draw:text-style-name="P2" draw:layer="layout" svg:width="15.365cm" svg:height="0.471cm" svg:x="2.541cm" svg:y="18.138cm">
          <draw:text-box>
            <text:p text:style-name="P1"><text:span text:style-name="T1">lost. How do governments adapt to that? My proposal is for the government to set a salary </text:span></text:p>
          </draw:text-box>
        </draw:frame>
        <draw:frame draw:style-name="gr1" draw:text-style-name="P2" draw:layer="layout" svg:width="16.355cm" svg:height="0.471cm" svg:x="2.541cm" svg:y="19.111cm">
          <draw:text-box>
            <text:p text:style-name="P1"><text:span text:style-name="T1">replacement budget in their agenda for all those that will be replaced with this technology. They </text:span></text:p>
          </draw:text-box>
        </draw:frame>
        <draw:frame draw:style-name="gr1" draw:text-style-name="P2" draw:layer="layout" svg:width="16.415cm" svg:height="0.471cm" svg:x="2.541cm" svg:y="20.085cm">
          <draw:text-box>
            <text:p text:style-name="P1"><text:span text:style-name="T1">could also provide a universal income, payment made to the entire population regardless of their </text:span></text:p>
          </draw:text-box>
        </draw:frame>
        <draw:frame draw:style-name="gr1" draw:text-style-name="P2" draw:layer="layout" svg:width="15.589cm" svg:height="0.471cm" svg:x="2.541cm" svg:y="21.06cm">
          <draw:text-box>
            <text:p text:style-name="P1"><text:span text:style-name="T1">status of employment. (Tucker, 2020) Or they could create new jobs that would incorporate </text:span></text:p>
          </draw:text-box>
        </draw:frame>
        <draw:frame draw:style-name="gr1" draw:text-style-name="P2" draw:layer="layout" svg:width="16.068cm" svg:height="0.471cm" svg:x="2.541cm" svg:y="22.033cm">
          <draw:text-box>
            <text:p text:style-name="P1"><text:span text:style-name="T1">humans and technology together in the workplace. These are only some rough ideas, and there </text:span></text:p>
          </draw:text-box>
        </draw:frame>
        <draw:frame draw:style-name="gr1" draw:text-style-name="P2" draw:layer="layout" svg:width="15.949cm" svg:height="0.471cm" svg:x="2.541cm" svg:y="23.007cm">
          <draw:text-box>
            <text:p text:style-name="P1"><text:span text:style-name="T1">could be a million other ways we could adapt to these changes, but the unpredictability of our </text:span></text:p>
          </draw:text-box>
        </draw:frame>
        <draw:frame draw:style-name="gr1" draw:text-style-name="P2" draw:layer="layout" svg:width="12.194cm" svg:height="0.471cm" svg:x="2.541cm" svg:y="23.981cm">
          <draw:text-box>
            <text:p text:style-name="P1"><text:span text:style-name="T1">future circumstances is what brings fear and uncertainty to our society. 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5 </text:span></text:p>
          </draw:text-box>
        </draw:frame>
        <draw:frame draw:style-name="gr1" draw:text-style-name="P2" draw:layer="layout" svg:width="6.403cm" svg:height="0.497cm" svg:x="8.422cm" svg:y="2.542cm">
          <draw:text-box>
            <text:p text:style-name="P1"><text:span text:style-name="T2">How can we manage fear? </text:span></text:p>
          </draw:text-box>
        </draw:frame>
        <draw:frame draw:style-name="gr1" draw:text-style-name="P2" draw:layer="layout" svg:width="15.001cm" svg:height="0.471cm" svg:x="3.811cm" svg:y="3.531cm">
          <draw:text-box>
            <text:p text:style-name="P1"><text:span text:style-name="T1">I am sure that almost everyone has heard the question ‘what if technology wakes up and </text:span></text:p>
          </draw:text-box>
        </draw:frame>
        <draw:frame draw:style-name="gr1" draw:text-style-name="P2" draw:layer="layout" svg:width="15.297cm" svg:height="0.471cm" svg:x="2.541cm" svg:y="4.505cm">
          <draw:text-box>
            <text:p text:style-name="P1"><text:span text:style-name="T1">decides to kill us all?’. This comes from our uncertainty of what technology may possibly </text:span></text:p>
          </draw:text-box>
        </draw:frame>
        <draw:frame draw:style-name="gr1" draw:text-style-name="P2" draw:layer="layout" svg:width="16.186cm" svg:height="0.471cm" svg:x="2.541cm" svg:y="5.478cm">
          <draw:text-box>
            <text:p text:style-name="P1"><text:span text:style-name="T1">eventually become. Most of us do not realize that technology will only go as further as humans </text:span></text:p>
          </draw:text-box>
        </draw:frame>
        <draw:frame draw:style-name="gr1" draw:text-style-name="P2" draw:layer="layout" svg:width="16.478cm" svg:height="0.471cm" svg:x="2.541cm" svg:y="6.452cm">
          <draw:text-box>
            <text:p text:style-name="P1"><text:span text:style-name="T1">want it to go. It is fundamentally based on our own decisions. AI is centered on human behavior. </text:span></text:p>
          </draw:text-box>
        </draw:frame>
        <draw:frame draw:style-name="gr1" draw:text-style-name="P2" draw:layer="layout" svg:width="15.204cm" svg:height="0.471cm" svg:x="2.541cm" svg:y="7.426cm">
          <draw:text-box>
            <text:p text:style-name="P1"><text:span text:style-name="T1">The possibility of it becoming sentient depends on the decision of the developer. And the </text:span></text:p>
          </draw:text-box>
        </draw:frame>
        <draw:frame draw:style-name="gr1" draw:text-style-name="P2" draw:layer="layout" svg:width="16.474cm" svg:height="0.471cm" svg:x="2.541cm" svg:y="8.4cm">
          <draw:text-box>
            <text:p text:style-name="P1"><text:span text:style-name="T1">possibility of it killing us all is slim, unless it is allowed by humans. Professor Lon Appleby also </text:span></text:p>
          </draw:text-box>
        </draw:frame>
        <draw:frame draw:style-name="gr1" draw:text-style-name="P2" draw:layer="layout" svg:width="16.495cm" svg:height="0.471cm" svg:x="2.541cm" svg:y="9.374cm">
          <draw:text-box>
            <text:p text:style-name="P1"><text:span text:style-name="T1">mentioned that we could explore technology just like how we discovered many uses for fire. The </text:span></text:p>
          </draw:text-box>
        </draw:frame>
        <draw:frame draw:style-name="gr1" draw:text-style-name="P2" draw:layer="layout" svg:width="16.427cm" svg:height="0.471cm" svg:x="2.541cm" svg:y="10.348cm">
          <draw:text-box>
            <text:p text:style-name="P1"><text:span text:style-name="T1">discovery of this tool was one of the very first steps to evolution. We are responsible for treating </text:span></text:p>
          </draw:text-box>
        </draw:frame>
        <draw:frame draw:style-name="gr1" draw:text-style-name="P2" draw:layer="layout" svg:width="15.466cm" svg:height="0.471cm" svg:x="2.541cm" svg:y="11.321cm">
          <draw:text-box>
            <text:p text:style-name="P1"><text:span text:style-name="T1">it either as a useful tool for crafting or as a weapon of destruction. This method of thinking </text:span></text:p>
          </draw:text-box>
        </draw:frame>
        <draw:frame draw:style-name="gr1" draw:text-style-name="P2" draw:layer="layout" svg:width="16.021cm" svg:height="0.471cm" svg:x="2.541cm" svg:y="12.295cm">
          <draw:text-box>
            <text:p text:style-name="P1"><text:span text:style-name="T1">should also be applied to how we explore technology. Are we going to develop useful tools or </text:span></text:p>
          </draw:text-box>
        </draw:frame>
        <draw:frame draw:style-name="gr1" draw:text-style-name="P2" draw:layer="layout" svg:width="8.325cm" svg:height="0.471cm" svg:x="2.541cm" svg:y="13.269cm">
          <draw:text-box>
            <text:p text:style-name="P1"><text:span text:style-name="T1">use it as a weapon to kill us all? It is all up to us. </text:span></text:p>
          </draw:text-box>
        </draw:frame>
        <draw:frame draw:style-name="gr1" draw:text-style-name="P2" draw:layer="layout" svg:width="9.599cm" svg:height="0.497cm" svg:x="7.19cm" svg:y="14.227cm">
          <draw:text-box>
            <text:p text:style-name="P1"><text:span text:style-name="T2">Sustainability and Artificial Intelligence </text:span></text:p>
          </draw:text-box>
        </draw:frame>
        <draw:frame draw:style-name="gr1" draw:text-style-name="P2" draw:layer="layout" svg:width="13.947cm" svg:height="0.471cm" svg:x="3.811cm" svg:y="15.217cm">
          <draw:text-box>
            <text:p text:style-name="P1"><text:span text:style-name="T1">Environmental sustainability is one of the main concerns with the rapid growth of </text:span></text:p>
          </draw:text-box>
        </draw:frame>
        <draw:frame draw:style-name="gr1" draw:text-style-name="P2" draw:layer="layout" svg:width="16.203cm" svg:height="0.471cm" svg:x="2.541cm" svg:y="16.19cm">
          <draw:text-box>
            <text:p text:style-name="P1"><text:span text:style-name="T1">technology. How can we incorporate technology and sustainability? AI runs on large quantities </text:span></text:p>
          </draw:text-box>
        </draw:frame>
        <draw:frame draw:style-name="gr1" draw:text-style-name="P2" draw:layer="layout" svg:width="15.742cm" svg:height="0.471cm" svg:x="2.541cm" svg:y="17.164cm">
          <draw:text-box>
            <text:p text:style-name="P1"><text:span text:style-name="T1">of data on servers that depend on energy. (Gow, 2020) According to a study in University of </text:span></text:p>
          </draw:text-box>
        </draw:frame>
        <draw:frame draw:style-name="gr1" draw:text-style-name="P2" draw:layer="layout" svg:width="15.602cm" svg:height="0.471cm" svg:x="2.541cm" svg:y="18.138cm">
          <draw:text-box>
            <text:p text:style-name="P1"><text:span text:style-name="T1">Massachusetts, AI is regarded as one of the top carbon dioxide emitters in the world. (Gow, </text:span></text:p>
          </draw:text-box>
        </draw:frame>
        <draw:frame draw:style-name="gr1" draw:text-style-name="P2" draw:layer="layout" svg:width="15.047cm" svg:height="0.471cm" svg:x="2.541cm" svg:y="19.111cm">
          <draw:text-box>
            <text:p text:style-name="P1"><text:span text:style-name="T1">2020) However, there are also positive impacts produced by AI such as cloud platforms. </text:span></text:p>
          </draw:text-box>
        </draw:frame>
        <draw:frame draw:style-name="gr1" draw:text-style-name="P2" draw:layer="layout" svg:width="15.996cm" svg:height="0.471cm" svg:x="2.541cm" svg:y="20.085cm">
          <draw:text-box>
            <text:p text:style-name="P1"><text:span text:style-name="T1">Amazon, Google, and Microsoft, some of the largest tech companies globally, run on massive </text:span></text:p>
          </draw:text-box>
        </draw:frame>
        <draw:frame draw:style-name="gr1" draw:text-style-name="P2" draw:layer="layout" svg:width="16.495cm" svg:height="0.471cm" svg:x="2.541cm" svg:y="21.06cm">
          <draw:text-box>
            <text:p text:style-name="P1"><text:span text:style-name="T1">quantities of data. These three companies have incorporated an AI to store a large portion of data </text:span></text:p>
          </draw:text-box>
        </draw:frame>
        <draw:frame draw:style-name="gr1" draw:text-style-name="P2" draw:layer="layout" svg:width="16.516cm" svg:height="0.471cm" svg:x="2.541cm" svg:y="22.033cm">
          <draw:text-box>
            <text:p text:style-name="P1"><text:span text:style-name="T1">into a cloud platform, an internet-based data center. (Gow, 2020) This reduces the energy needed </text:span></text:p>
          </draw:text-box>
        </draw:frame>
        <draw:frame draw:style-name="gr1" draw:text-style-name="P2" draw:layer="layout" svg:width="16.059cm" svg:height="0.471cm" svg:x="2.541cm" svg:y="23.007cm">
          <draw:text-box>
            <text:p text:style-name="P1"><text:span text:style-name="T1">to power their large data centers. In agriculture, AI has also helped farmers monitor crops and 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6 </text:span></text:p>
          </draw:text-box>
        </draw:frame>
        <draw:frame draw:style-name="gr1" draw:text-style-name="P2" draw:layer="layout" svg:width="15.703cm" svg:height="0.471cm" svg:x="2.541cm" svg:y="2.557cm">
          <draw:text-box>
            <text:p text:style-name="P1"><text:span text:style-name="T1">improve crop yields. (Gow, 2020) In manufacturing, AI has reduced production waste while </text:span></text:p>
          </draw:text-box>
        </draw:frame>
        <draw:frame draw:style-name="gr1" draw:text-style-name="P2" draw:layer="layout" svg:width="16.499cm" svg:height="0.471cm" svg:x="2.541cm" svg:y="3.531cm">
          <draw:text-box>
            <text:p text:style-name="P1"><text:span text:style-name="T1">robots provide better assembly accuracy (Gow, 2020). There are many other net positive impacts </text:span></text:p>
          </draw:text-box>
        </draw:frame>
        <draw:frame draw:style-name="gr1" draw:text-style-name="P2" draw:layer="layout" svg:width="16.368cm" svg:height="0.471cm" svg:x="2.541cm" svg:y="4.505cm">
          <draw:text-box>
            <text:p text:style-name="P1"><text:span text:style-name="T1">of AI on our environment that we should continue developing and building upon. In conclusion, </text:span></text:p>
          </draw:text-box>
        </draw:frame>
        <draw:frame draw:style-name="gr1" draw:text-style-name="P2" draw:layer="layout" svg:width="14.154cm" svg:height="0.471cm" svg:x="2.541cm" svg:y="5.478cm">
          <draw:text-box>
            <text:p text:style-name="P1"><text:span text:style-name="T1">there is a hope for a more sustainable future with the help of Artificial Intelligence. </text:span></text:p>
          </draw:text-box>
        </draw:frame>
        <draw:frame draw:style-name="gr1" draw:text-style-name="P2" draw:layer="layout" svg:width="2.737cm" svg:height="0.497cm" svg:x="9.785cm" svg:y="6.436cm">
          <draw:text-box>
            <text:p text:style-name="P1"><text:span text:style-name="T2">Conclusion </text:span></text:p>
          </draw:text-box>
        </draw:frame>
        <draw:frame draw:style-name="gr1" draw:text-style-name="P2" draw:layer="layout" svg:width="15.212cm" svg:height="0.471cm" svg:x="3.811cm" svg:y="7.426cm">
          <draw:text-box>
            <text:p text:style-name="P1"><text:span text:style-name="T1">As Artificial Intelligence evolves, it will come with many challenges. We humans should </text:span></text:p>
          </draw:text-box>
        </draw:frame>
        <draw:frame draw:style-name="gr1" draw:text-style-name="P2" draw:layer="layout" svg:width="14.662cm" svg:height="0.471cm" svg:x="2.541cm" svg:y="8.4cm">
          <draw:text-box>
            <text:p text:style-name="P1"><text:span text:style-name="T1">be prepared to adapt to the changes and incorporate technology into our lives. It is our </text:span></text:p>
          </draw:text-box>
        </draw:frame>
        <draw:frame draw:style-name="gr1" draw:text-style-name="P2" draw:layer="layout" svg:width="16.271cm" svg:height="0.471cm" svg:x="2.541cm" svg:y="9.374cm">
          <draw:text-box>
            <text:p text:style-name="P1"><text:span text:style-name="T1">responsibility to use it as a useful tool, and not a weapon of destruction. There will come a time </text:span></text:p>
          </draw:text-box>
        </draw:frame>
        <draw:frame draw:style-name="gr1" draw:text-style-name="P2" draw:layer="layout" svg:width="15.31cm" svg:height="0.471cm" svg:x="2.541cm" svg:y="10.348cm">
          <draw:text-box>
            <text:p text:style-name="P1"><text:span text:style-name="T1">when the universe decides to banish us all, technology will survive, our ideas will live on. </text:span></text:p>
          </draw:text-box>
        </draw:frame>
        <draw:frame draw:style-name="gr1" draw:text-style-name="P2" draw:layer="layout" svg:width="0.422cm" svg:height="0.471cm" svg:x="10.797cm" svg:y="11.3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2.2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3.2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4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5.2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6.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7.1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8.1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19.1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0.0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1.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2.0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7cm" svg:y="23.007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7 </text:span></text:p>
          </draw:text-box>
        </draw:frame>
        <draw:frame draw:style-name="gr1" draw:text-style-name="P2" draw:layer="layout" svg:width="2.826cm" svg:height="0.497cm" svg:x="9.81cm" svg:y="2.542cm">
          <draw:text-box>
            <text:p text:style-name="P1"><text:span text:style-name="T2">References </text:span></text:p>
          </draw:text-box>
        </draw:frame>
        <draw:frame draw:style-name="gr1" draw:text-style-name="P2" draw:layer="layout" svg:width="4.892cm" svg:height="0.471cm" svg:x="2.541cm" svg:y="3.531cm">
          <draw:text-box>
            <text:p text:style-name="P1"><text:span text:style-name="T1">BBC news. (2019, June 26). </text:span></text:p>
          </draw:text-box>
        </draw:frame>
        <draw:frame draw:style-name="gr1" draw:text-style-name="P2" draw:layer="layout" svg:width="11.902cm" svg:height="0.497cm" svg:x="7.431cm" svg:y="3.515cm">
          <draw:text-box>
            <text:p text:style-name="P1"><text:span text:style-name="T4">Robots 'to replace up to 20 million factory jobs' by 2030</text:span></text:p>
          </draw:text-box>
        </draw:frame>
        <draw:frame draw:style-name="gr1" draw:text-style-name="P2" draw:layer="layout" svg:width="1.962cm" svg:height="0.471cm" svg:x="16.954cm" svg:y="3.531cm">
          <draw:text-box>
            <text:p text:style-name="P1"><text:span text:style-name="T1">. Retrieved </text:span></text:p>
          </draw:text-box>
        </draw:frame>
        <draw:frame draw:style-name="gr1" draw:text-style-name="P2" draw:layer="layout" svg:width="8.922cm" svg:height="0.471cm" svg:x="3.811cm" svg:y="4.505cm">
          <draw:text-box>
            <text:p text:style-name="P1"><text:span text:style-name="T1">from bbc.com: https://www.bbc.com/news/business-</text:span></text:p>
          </draw:text-box>
        </draw:frame>
        <draw:frame draw:style-name="gr1" draw:text-style-name="P2" draw:layer="layout" svg:width="15.077cm" svg:height="0.471cm" svg:x="3.811cm" svg:y="5.478cm">
          <draw:text-box>
            <text:p text:style-name="P1"><text:span text:style-name="T1">48760799#:~:text=Up%20to%2020%20million%20manufacturing,by%20automation%2</text:span></text:p>
          </draw:text-box>
        </draw:frame>
        <draw:frame draw:style-name="gr1" draw:text-style-name="P2" draw:layer="layout" svg:width="4.748cm" svg:height="0.471cm" svg:x="3.811cm" svg:y="6.452cm">
          <draw:text-box>
            <text:p text:style-name="P1"><text:span text:style-name="T1">C%20the%20firm%20said. </text:span></text:p>
          </draw:text-box>
        </draw:frame>
        <draw:frame draw:style-name="gr1" draw:text-style-name="P2" draw:layer="layout" svg:width="3.38cm" svg:height="0.471cm" svg:x="2.541cm" svg:y="7.426cm">
          <draw:text-box>
            <text:p text:style-name="P1"><text:span text:style-name="T1">Deepomatic. (n.d.). </text:span></text:p>
          </draw:text-box>
        </draw:frame>
        <draw:frame draw:style-name="gr1" draw:text-style-name="P2" draw:layer="layout" svg:width="8.469cm" svg:height="0.497cm" svg:x="5.923cm" svg:y="7.41cm">
          <draw:text-box>
            <text:p text:style-name="P1"><text:span text:style-name="T4">Image recognition and cancer detection</text:span></text:p>
          </draw:text-box>
        </draw:frame>
        <draw:frame draw:style-name="gr1" draw:text-style-name="P2" draw:layer="layout" svg:width="5.895cm" svg:height="0.471cm" svg:x="12.681cm" svg:y="7.426cm">
          <draw:text-box>
            <text:p text:style-name="P1"><text:span text:style-name="T1">. Retrieved from deepomatic.com: </text:span></text:p>
          </draw:text-box>
        </draw:frame>
        <draw:frame draw:style-name="gr1" draw:text-style-name="P2" draw:layer="layout" svg:width="11.479cm" svg:height="0.471cm" svg:x="3.811cm" svg:y="8.4cm">
          <draw:text-box>
            <text:p text:style-name="P1"><text:span text:style-name="T1">https://deepomatic.com/en/image-recognition-and-cancer-detection </text:span></text:p>
          </draw:text-box>
        </draw:frame>
        <draw:frame draw:style-name="gr1" draw:text-style-name="P2" draw:layer="layout" svg:width="5.929cm" svg:height="0.471cm" svg:x="2.541cm" svg:y="9.374cm">
          <draw:text-box>
            <text:p text:style-name="P1"><text:span text:style-name="T1">Frankenfield, J. (2021, January 6). </text:span></text:p>
          </draw:text-box>
        </draw:frame>
        <draw:frame draw:style-name="gr1" draw:text-style-name="P2" draw:layer="layout" svg:width="5.217cm" svg:height="0.497cm" svg:x="8.477cm" svg:y="9.358cm">
          <draw:text-box>
            <text:p text:style-name="P1"><text:span text:style-name="T4">Artificial Intelligence (AI)</text:span></text:p>
          </draw:text-box>
        </draw:frame>
        <draw:frame draw:style-name="gr1" draw:text-style-name="P2" draw:layer="layout" svg:width="6.085cm" svg:height="0.471cm" svg:x="12.897cm" svg:y="9.374cm">
          <draw:text-box>
            <text:p text:style-name="P1"><text:span text:style-name="T1">. Retrieved from investopedia.com: </text:span></text:p>
          </draw:text-box>
        </draw:frame>
        <draw:frame draw:style-name="gr1" draw:text-style-name="P2" draw:layer="layout" svg:width="10.34cm" svg:height="0.471cm" svg:x="3.811cm" svg:y="10.348cm">
          <draw:text-box>
            <text:p text:style-name="P1"><text:span text:style-name="T1">https://www.investopedia.com/terms/a/artificial-intelligence-</text:span></text:p>
          </draw:text-box>
        </draw:frame>
        <draw:frame draw:style-name="gr1" draw:text-style-name="P2" draw:layer="layout" svg:width="15.157cm" svg:height="0.471cm" svg:x="3.811cm" svg:y="11.321cm">
          <draw:text-box>
            <text:p text:style-name="P1"><text:span text:style-name="T1">ai.asp#:~:text=Artificial%20intelligence%20(AI)%20refers%20to,as%20learning%20and</text:span></text:p>
          </draw:text-box>
        </draw:frame>
        <draw:frame draw:style-name="gr1" draw:text-style-name="P2" draw:layer="layout" svg:width="4.515cm" svg:height="0.471cm" svg:x="3.811cm" svg:y="12.295cm">
          <draw:text-box>
            <text:p text:style-name="P1"><text:span text:style-name="T1">%20problem%2Dsolving. </text:span></text:p>
          </draw:text-box>
        </draw:frame>
        <draw:frame draw:style-name="gr1" draw:text-style-name="P2" draw:layer="layout" svg:width="4.853cm" svg:height="0.471cm" svg:x="2.541cm" svg:y="13.269cm">
          <draw:text-box>
            <text:p text:style-name="P1"><text:span text:style-name="T1">Gow, G. (2020, August 21). </text:span></text:p>
          </draw:text-box>
        </draw:frame>
        <draw:frame draw:style-name="gr1" draw:text-style-name="P2" draw:layer="layout" svg:width="7.58cm" svg:height="0.497cm" svg:x="7.347cm" svg:y="13.253cm">
          <draw:text-box>
            <text:p text:style-name="P1"><text:span text:style-name="T4">Environmental Sustainability And AI</text:span></text:p>
          </draw:text-box>
        </draw:frame>
        <draw:frame draw:style-name="gr1" draw:text-style-name="P2" draw:layer="layout" svg:width="5.002cm" svg:height="0.471cm" svg:x="13.558cm" svg:y="13.269cm">
          <draw:text-box>
            <text:p text:style-name="P1"><text:span text:style-name="T1">. Retrieved from forbes.com: </text:span></text:p>
          </draw:text-box>
        </draw:frame>
        <draw:frame draw:style-name="gr1" draw:text-style-name="P2" draw:layer="layout" svg:width="14.649cm" svg:height="0.471cm" svg:x="3.811cm" svg:y="14.243cm">
          <draw:text-box>
            <text:p text:style-name="P1"><text:span text:style-name="T1">https://www.forbes.com/sites/glenngow/2020/08/21/environmental-sustainability-and-</text:span></text:p>
          </draw:text-box>
        </draw:frame>
        <draw:frame draw:style-name="gr1" draw:text-style-name="P2" draw:layer="layout" svg:width="3.723cm" svg:height="0.471cm" svg:x="3.811cm" svg:y="15.217cm">
          <draw:text-box>
            <text:p text:style-name="P1"><text:span text:style-name="T1">ai/?sh=79ca8a8f7db3 </text:span></text:p>
          </draw:text-box>
        </draw:frame>
        <draw:frame draw:style-name="gr1" draw:text-style-name="P2" draw:layer="layout" svg:width="3.799cm" svg:height="0.471cm" svg:x="2.541cm" svg:y="16.19cm">
          <draw:text-box>
            <text:p text:style-name="P1"><text:span text:style-name="T1">IBM. (2020, July 15). </text:span></text:p>
          </draw:text-box>
        </draw:frame>
        <draw:frame draw:style-name="gr1" draw:text-style-name="P2" draw:layer="layout" svg:width="3.757cm" svg:height="0.497cm" svg:x="6.338cm" svg:y="16.175cm">
          <draw:text-box>
            <text:p text:style-name="P1"><text:span text:style-name="T4">Machine Learning</text:span></text:p>
          </draw:text-box>
        </draw:frame>
        <draw:frame draw:style-name="gr1" draw:text-style-name="P2" draw:layer="layout" svg:width="4.608cm" svg:height="0.471cm" svg:x="9.48cm" svg:y="16.19cm">
          <draw:text-box>
            <text:p text:style-name="P1"><text:span text:style-name="T1">. Retrieved from ibm.com: </text:span></text:p>
          </draw:text-box>
        </draw:frame>
        <draw:frame draw:style-name="gr1" draw:text-style-name="P2" draw:layer="layout" svg:width="8.896cm" svg:height="0.471cm" svg:x="3.811cm" svg:y="17.164cm">
          <draw:text-box>
            <text:p text:style-name="P1"><text:span text:style-name="T1">https://www.ibm.com/cloud/learn/machine-learning </text:span></text:p>
          </draw:text-box>
        </draw:frame>
        <draw:frame draw:style-name="gr1" draw:text-style-name="P2" draw:layer="layout" svg:width="4.925cm" svg:height="0.471cm" svg:x="2.541cm" svg:y="18.138cm">
          <draw:text-box>
            <text:p text:style-name="P1"><text:span text:style-name="T1">Rajnoch, D. (2017, July 23). </text:span></text:p>
          </draw:text-box>
        </draw:frame>
        <draw:frame draw:style-name="gr1" draw:text-style-name="P2" draw:layer="layout" svg:width="10.052cm" svg:height="0.497cm" svg:x="7.469cm" svg:y="18.122cm">
          <draw:text-box>
            <text:p text:style-name="P1"><text:span text:style-name="T4">How does machine learning work? Like a brain!</text:span></text:p>
          </draw:text-box>
        </draw:frame>
        <draw:frame draw:style-name="gr1" draw:text-style-name="P2" draw:layer="layout" svg:width="2.783cm" svg:height="0.471cm" svg:x="15.712cm" svg:y="18.138cm">
          <draw:text-box>
            <text:p text:style-name="P1"><text:span text:style-name="T1"><text:s/></text:span><text:span text:style-name="T1">Retrieved from </text:span></text:p>
          </draw:text-box>
        </draw:frame>
        <draw:frame draw:style-name="gr1" draw:text-style-name="P2" draw:layer="layout" svg:width="14.632cm" svg:height="0.471cm" svg:x="3.811cm" svg:y="19.111cm">
          <draw:text-box>
            <text:p text:style-name="P1"><text:span text:style-name="T1">towardsdatascience.com: https://towardsdatascience.com/how-does-machine-learning-</text:span></text:p>
          </draw:text-box>
        </draw:frame>
        <draw:frame draw:style-name="gr1" draw:text-style-name="P2" draw:layer="layout" svg:width="3.533cm" svg:height="0.471cm" svg:x="3.811cm" svg:y="20.085cm">
          <draw:text-box>
            <text:p text:style-name="P1"><text:span text:style-name="T1">work-a3bf1e102b11 </text:span></text:p>
          </draw:text-box>
        </draw:frame>
        <draw:frame draw:style-name="gr1" draw:text-style-name="P2" draw:layer="layout" svg:width="5.15cm" svg:height="0.471cm" svg:x="2.541cm" svg:y="21.06cm">
          <draw:text-box>
            <text:p text:style-name="P1"><text:span text:style-name="T1">Tucker, I. (2020, January 18). </text:span></text:p>
          </draw:text-box>
        </draw:frame>
        <draw:frame draw:style-name="gr1" draw:text-style-name="P2" draw:layer="layout" svg:width="12.583cm" svg:height="0.497cm" svg:x="7.668cm" svg:y="21.044cm">
          <draw:text-box>
            <text:p text:style-name="P1"><text:span text:style-name="T4">Daniel Susskind: ‘Automation of jobs is one of the greatest </text:span></text:p>
          </draw:text-box>
        </draw:frame>
        <draw:frame draw:style-name="gr1" draw:text-style-name="P2" draw:layer="layout" svg:width="4.65cm" svg:height="0.497cm" svg:x="3.811cm" svg:y="22.018cm">
          <draw:text-box>
            <text:p text:style-name="P1"><text:span text:style-name="T4">questions of our time’</text:span></text:p>
          </draw:text-box>
        </draw:frame>
        <draw:frame draw:style-name="gr1" draw:text-style-name="P2" draw:layer="layout" svg:width="5.941cm" svg:height="0.471cm" svg:x="7.516cm" svg:y="22.033cm">
          <draw:text-box>
            <text:p text:style-name="P1"><text:span text:style-name="T1">. Retrieved from theguardian.com: </text:span></text:p>
          </draw:text-box>
        </draw:frame>
        <draw:frame draw:style-name="gr1" draw:text-style-name="P2" draw:layer="layout" svg:width="14.878cm" svg:height="0.471cm" svg:x="3.811cm" svg:y="23.007cm">
          <draw:text-box>
            <text:p text:style-name="P1"><text:span text:style-name="T1">https://www.theguardian.com/technology/2020/jan/18/automation-jobs-universal-basic-</text:span></text:p>
          </draw:text-box>
        </draw:frame>
        <draw:frame draw:style-name="gr1" draw:text-style-name="P2" draw:layer="layout" svg:width="5.861cm" svg:height="0.471cm" svg:x="3.811cm" svg:y="23.981cm">
          <draw:text-box>
            <text:p text:style-name="P1"><text:span text:style-name="T1">income-daniel-susskind-interview </text:span></text:p>
          </draw:text-box>
        </draw:frame>
      </draw:page>
      <draw:page draw:name="page8" draw:style-name="dp1" draw:master-page-name="master-page24">
        <draw:frame draw:style-name="gr1" draw:text-style-name="P2" draw:layer="layout" svg:width="3.152cm" svg:height="0.471cm" svg:x="2.541cm" svg:y="1.287cm">
          <draw:text-box>
            <text:p text:style-name="P1"><text:span text:style-name="T1">ASSIGNMENT 1 </text:span></text:p>
          </draw:text-box>
        </draw:frame>
        <draw:frame draw:style-name="gr1" draw:text-style-name="P2" draw:layer="layout" svg:width="0.422cm" svg:height="0.471cm" svg:x="18.842cm" svg:y="1.287cm">
          <draw:text-box>
            <text:p text:style-name="P1"><text:span text:style-name="T1">8 </text:span></text:p>
          </draw:text-box>
        </draw:frame>
        <draw:frame draw:style-name="gr1" draw:text-style-name="P2" draw:layer="layout" svg:width="0.422cm" svg:height="0.497cm" svg:x="2.541cm" svg:y="2.54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5.716cm" svg:y="2.55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02:33:20.173596783</dc:date>
    <meta:editing-duration>PT1M53S</meta:editing-duration>
    <meta:editing-cycles>1</meta:editing-cycles>
    <meta:document-statistic meta:object-count="187"/>
    <meta:generator>LibreOffice/6.4.7.2$Linux_X86_64 LibreOffice_project/40$Build-2</meta:generator>
  </office:meta>
</office:document-meta>
</file>